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7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8bd0e5" style:text-blinking="false" fo:background-color="#ffffff" style:font-size-asian="10.5pt" style:font-size-complex="12pt" loext:padding="0cm" loext:border="none"/>
    </style:style>
    <style:style style:name="P7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79" style:family="paragraph" style:parent-style-name="Standard">
      <style:paragraph-properties fo:line-height="150%" fo:text-align="justify" style:justify-single-word="false"/>
      <style:text-properties style:font-name="Liberation Sans" officeooo:rsid="00847158" officeooo:paragraph-rsid="00847158"/>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bd0e5"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8bd0e5" style:text-blinking="false" fo:background-color="#ffffff" style:font-size-asian="10.5pt" style:font-size-complex="12pt" loext:padding="0cm" loext:border="none"/>
    </style:style>
    <style:style style:name="P8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9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9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9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9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9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9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90fe3f" officeooo:paragraph-rsid="0090fe3f"/>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fo:font-style="italic" officeooo:rsid="025f8748"/>
    </style:style>
    <style:style style:name="T15" style:family="text">
      <style:text-properties fo:font-style="italic" officeooo:rsid="0265e15b"/>
    </style:style>
    <style:style style:name="T16" style:family="text">
      <style:text-properties officeooo:rsid="0018821b"/>
    </style:style>
    <style:style style:name="T17" style:family="text">
      <style:text-properties style:text-position="33% 80%" fo:font-style="italic" officeooo:rsid="0018821b" style:font-style-asian="italic" style:font-style-complex="italic"/>
    </style:style>
    <style:style style:name="T18" style:family="text">
      <style:text-properties style:text-position="33% 80%" fo:font-style="italic" officeooo:rsid="001ad1e2" style:font-style-asian="italic" style:font-style-complex="italic"/>
    </style:style>
    <style:style style:name="T19" style:family="text">
      <style:text-properties officeooo:rsid="008c9f85"/>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8c9f85" style:font-weight-asian="bold" style:font-weight-complex="bold"/>
    </style:style>
    <style:style style:name="T23" style:family="text">
      <style:text-properties officeooo:rsid="008b8634"/>
    </style:style>
    <style:style style:name="T24" style:family="text">
      <style:text-properties style:text-line-through-style="solid" style:text-line-through-type="single"/>
    </style:style>
    <style:style style:name="T25" style:family="text">
      <style:text-properties style:text-line-through-style="solid" style:text-line-through-type="single" officeooo:rsid="008c9f85"/>
    </style:style>
    <style:style style:name="T26" style:family="text">
      <style:text-properties style:text-line-through-style="solid" style:text-line-through-type="single" officeooo:rsid="008b8634"/>
    </style:style>
    <style:style style:name="T27" style:family="text">
      <style:text-properties style:text-line-through-style="solid" style:text-line-through-type="single" officeooo:rsid="008e43e5"/>
    </style:style>
    <style:style style:name="T28" style:family="text">
      <style:text-properties style:text-line-through-style="solid" style:text-line-through-type="single" officeooo:rsid="008ee5a5"/>
    </style:style>
    <style:style style:name="T29" style:family="text">
      <style:text-properties style:text-line-through-style="solid" style:text-line-through-type="single" officeooo:rsid="00903eeb"/>
    </style:style>
    <style:style style:name="T30" style:family="text">
      <style:text-properties style:text-line-through-style="solid" style:text-line-through-type="single" officeooo:rsid="003d1433"/>
    </style:style>
    <style:style style:name="T31" style:family="text">
      <style:text-properties style:text-line-through-style="solid" style:text-line-through-type="single" officeooo:rsid="003da135"/>
    </style:style>
    <style:style style:name="T32" style:family="text">
      <style:text-properties style:text-line-through-style="solid" style:text-line-through-type="single" officeooo:rsid="00410b15"/>
    </style:style>
    <style:style style:name="T33" style:family="text">
      <style:text-properties style:text-line-through-style="solid" style:text-line-through-type="single" officeooo:rsid="003f5102"/>
    </style:style>
    <style:style style:name="T34" style:family="text">
      <style:text-properties style:text-line-through-style="solid" style:text-line-through-type="single" style:text-underline-style="none" officeooo:rsid="003da135"/>
    </style:style>
    <style:style style:name="T35" style:family="text">
      <style:text-properties style:text-line-through-style="solid" style:text-line-through-type="single" officeooo:rsid="0071b505"/>
    </style:style>
    <style:style style:name="T36" style:family="text">
      <style:text-properties style:text-line-through-style="solid" style:text-line-through-type="single" officeooo:rsid="007a33bd"/>
    </style:style>
    <style:style style:name="T37" style:family="text">
      <style:text-properties style:text-line-through-style="solid" style:text-line-through-type="single" officeooo:rsid="00749c35"/>
    </style:style>
    <style:style style:name="T38" style:family="text">
      <style:text-properties style:text-line-through-style="solid" style:text-line-through-type="single" officeooo:rsid="00760e74"/>
    </style:style>
    <style:style style:name="T39" style:family="text">
      <style:text-properties style:text-line-through-style="solid" style:text-line-through-type="single" officeooo:rsid="00774931"/>
    </style:style>
    <style:style style:name="T40" style:family="text">
      <style:text-properties style:text-line-through-style="solid" style:text-line-through-type="single" officeooo:rsid="00764a43"/>
    </style:style>
    <style:style style:name="T41" style:family="text">
      <style:text-properties officeooo:rsid="0094ab86"/>
    </style:style>
    <style:style style:name="T42" style:family="text">
      <style:text-properties fo:font-variant="normal" fo:text-transform="none" fo:color="#202124" style:font-name="arial" fo:font-size="12pt" fo:letter-spacing="normal" fo:font-style="normal" fo:font-weight="normal"/>
    </style:style>
    <style:style style:name="T43" style:family="text">
      <style:text-properties fo:font-variant="normal" fo:text-transform="none" fo:color="#202124" style:font-name="arial" fo:font-size="12pt" fo:letter-spacing="normal" fo:font-style="normal" fo:font-weight="normal" officeooo:rsid="0088e65a"/>
    </style:style>
    <style:style style:name="T44"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5"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6" style:family="text">
      <style:text-properties fo:font-variant="normal" fo:text-transform="none" fo:color="#202124" style:font-name="Liberation Sans" fo:font-size="12pt" fo:letter-spacing="normal" fo:font-style="normal" fo:font-weight="normal"/>
    </style:style>
    <style:style style:name="T47" style:family="text">
      <style:text-properties fo:font-variant="normal" fo:text-transform="none" fo:color="#202124" style:font-name="Liberation Sans" fo:font-size="12pt" fo:letter-spacing="normal" fo:font-style="normal" fo:font-weight="normal" officeooo:rsid="01207f62"/>
    </style:style>
    <style:style style:name="T48" style:family="text">
      <style:text-properties fo:font-variant="normal" fo:text-transform="none" fo:color="#202124" style:font-name="Liberation Sans" fo:font-size="12pt" fo:letter-spacing="normal" fo:font-style="normal" fo:font-weight="normal" officeooo:rsid="013057c3"/>
    </style:style>
    <style:style style:name="T49" style:family="text">
      <style:text-properties fo:font-variant="normal" fo:text-transform="none" fo:color="#202124" style:font-name="Liberation Sans" fo:font-size="12pt" fo:letter-spacing="normal" fo:font-style="normal" fo:font-weight="normal" officeooo:rsid="01245a8d"/>
    </style:style>
    <style:style style:name="T50" style:family="text">
      <style:text-properties fo:font-variant="normal" fo:text-transform="none" fo:color="#1c1d1e" style:font-name="Liberation Sans" fo:font-size="12pt" fo:letter-spacing="normal" fo:font-style="normal" fo:font-weight="normal" style:font-size-asian="12pt" style:font-size-complex="12pt"/>
    </style:style>
    <style:style style:name="T51" style:family="text">
      <style:text-properties fo:font-variant="normal" fo:text-transform="none" fo:color="#1c1d1e" style:font-name="Liberation Sans" fo:font-size="12pt" fo:letter-spacing="normal" style:font-size-asian="12pt" style:font-size-complex="12pt"/>
    </style:style>
    <style:style style:name="T5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letter-spacing="normal" fo:font-style="normal" fo:font-weight="normal" loext:padding="0cm" loext:border="none"/>
    </style:style>
    <style:style style:name="T54" style:family="text">
      <style:text-properties fo:font-variant="normal" fo:text-transform="none" fo:letter-spacing="normal" fo:font-style="normal" fo:font-weight="normal" officeooo:rsid="0023eccc" loext:padding="0cm" loext:border="none"/>
    </style:style>
    <style:style style:name="T55" style:family="text">
      <style:text-properties style:text-line-through-style="none" style:text-line-through-type="none" officeooo:rsid="001cbc37"/>
    </style:style>
    <style:style style:name="T56" style:family="text">
      <style:text-properties officeooo:rsid="001cbc37"/>
    </style:style>
    <style:style style:name="T57" style:family="text">
      <style:text-properties officeooo:rsid="009288b2"/>
    </style:style>
    <style:style style:name="T58" style:family="text">
      <style:text-properties officeooo:rsid="008aa1e1"/>
    </style:style>
    <style:style style:name="T59" style:family="text">
      <style:text-properties officeooo:rsid="0088e65a"/>
    </style:style>
    <style:style style:name="T60" style:family="text">
      <style:text-properties officeooo:rsid="0090bbe2"/>
    </style:style>
    <style:style style:name="T61" style:family="text">
      <style:text-properties officeooo:rsid="009455c3"/>
    </style:style>
    <style:style style:name="T62" style:family="text">
      <style:text-properties officeooo:rsid="008e43e5"/>
    </style:style>
    <style:style style:name="T63" style:family="text">
      <style:text-properties officeooo:rsid="008ee5a5"/>
    </style:style>
    <style:style style:name="T64" style:family="text">
      <style:text-properties officeooo:rsid="0020d246"/>
    </style:style>
    <style:style style:name="T65" style:family="text">
      <style:text-properties officeooo:rsid="006e0160"/>
    </style:style>
    <style:style style:name="T66" style:family="text">
      <style:text-properties fo:color="#1c1d1e"/>
    </style:style>
    <style:style style:name="T67" style:family="text">
      <style:text-properties fo:color="#333333" style:font-name="Liberation Sans" style:font-size-asian="12pt" style:font-size-complex="12pt"/>
    </style:style>
    <style:style style:name="T68" style:family="text">
      <style:text-properties officeooo:rsid="002f6d0d"/>
    </style:style>
    <style:style style:name="T69" style:family="text">
      <style:text-properties officeooo:rsid="0030ab0a"/>
    </style:style>
    <style:style style:name="T70" style:family="text">
      <style:text-properties officeooo:rsid="0031ea9c"/>
    </style:style>
    <style:style style:name="T71" style:family="text">
      <style:text-properties officeooo:rsid="00330a05"/>
    </style:style>
    <style:style style:name="T72" style:family="text">
      <style:text-properties officeooo:rsid="00331d9d"/>
    </style:style>
    <style:style style:name="T73" style:family="text">
      <style:text-properties officeooo:rsid="003359d1"/>
    </style:style>
    <style:style style:name="T74" style:family="text">
      <style:text-properties officeooo:rsid="0034cbb2"/>
    </style:style>
    <style:style style:name="T75" style:family="text">
      <style:text-properties officeooo:rsid="003b980d"/>
    </style:style>
    <style:style style:name="T76" style:family="text">
      <style:text-properties officeooo:rsid="003d1433"/>
    </style:style>
    <style:style style:name="T77" style:family="text">
      <style:text-properties officeooo:rsid="003da135"/>
    </style:style>
    <style:style style:name="T78" style:family="text">
      <style:text-properties officeooo:rsid="003f5102"/>
    </style:style>
    <style:style style:name="T79" style:family="text">
      <style:text-properties officeooo:rsid="000ce571" fo:background-color="#ffff00" loext:char-shading-value="0"/>
    </style:style>
    <style:style style:name="T80" style:family="text">
      <style:text-properties officeooo:rsid="000ed15d" fo:background-color="#ffff00" loext:char-shading-value="0"/>
    </style:style>
    <style:style style:name="T81" style:family="text">
      <style:text-properties officeooo:rsid="0041f96a" fo:background-color="#ffff00" loext:char-shading-value="0"/>
    </style:style>
    <style:style style:name="T82" style:family="text">
      <style:text-properties officeooo:rsid="012c55f9"/>
    </style:style>
    <style:style style:name="T83" style:family="text">
      <style:text-properties officeooo:rsid="004c2ae6"/>
    </style:style>
    <style:style style:name="T84" style:family="text">
      <style:text-properties officeooo:rsid="004fd715"/>
    </style:style>
    <style:style style:name="T85" style:family="text">
      <style:text-properties officeooo:rsid="0050e4e0"/>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7520a9" fo:background-color="#ff8000" loext:char-shading-value="0"/>
    </style:style>
    <style:style style:name="T88" style:family="text">
      <style:text-properties officeooo:rsid="0055e0ff"/>
    </style:style>
    <style:style style:name="T89" style:family="text">
      <style:text-properties officeooo:rsid="0062d8ac"/>
    </style:style>
    <style:style style:name="T90" style:family="text">
      <style:text-properties officeooo:rsid="0066c22e"/>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06d6562"/>
    </style:style>
    <style:style style:name="T93" style:family="text">
      <style:text-properties officeooo:rsid="0071b505"/>
    </style:style>
    <style:style style:name="T94" style:family="text">
      <style:text-properties officeooo:rsid="00749c35"/>
    </style:style>
    <style:style style:name="T95" style:family="text">
      <style:text-properties officeooo:rsid="007520a9"/>
    </style:style>
    <style:style style:name="T96" style:family="text">
      <style:text-properties officeooo:rsid="007520a9" fo:background-color="#5983b0" loext:char-shading-value="0"/>
    </style:style>
    <style:style style:name="T97" style:family="text">
      <style:text-properties officeooo:rsid="007520a9" fo:background-color="#00a933" loext:char-shading-value="0"/>
    </style:style>
    <style:style style:name="T98" style:family="text">
      <style:text-properties officeooo:rsid="007520a9" fo:background-color="#c9211e" loext:char-shading-value="0"/>
    </style:style>
    <style:style style:name="T99" style:family="text">
      <style:text-properties style:font-size-asian="10.5pt" style:font-size-complex="12pt"/>
    </style:style>
    <style:style style:name="T100" style:family="text">
      <style:text-properties officeooo:rsid="00760e74" style:font-size-asian="10.5pt" style:font-size-complex="12pt"/>
    </style:style>
    <style:style style:name="T101" style:family="text">
      <style:text-properties officeooo:rsid="00764a43" style:font-size-asian="10.5pt" style:font-size-complex="12pt"/>
    </style:style>
    <style:style style:name="T102" style:family="text">
      <style:text-properties officeooo:rsid="00778401" style:font-size-asian="10.5pt" style:font-size-complex="12pt"/>
    </style:style>
    <style:style style:name="T103" style:family="text">
      <style:text-properties officeooo:rsid="00764a43"/>
    </style:style>
    <style:style style:name="T104" style:family="text">
      <style:text-properties officeooo:rsid="007d3151"/>
    </style:style>
    <style:style style:name="T105" style:family="text">
      <style:text-properties officeooo:rsid="00847158"/>
    </style:style>
    <style:style style:name="T106" style:family="text">
      <style:text-properties officeooo:rsid="00774931"/>
    </style:style>
    <style:style style:name="T107" style:family="text">
      <style:text-properties style:font-name="Liberation Serif1"/>
    </style:style>
    <style:style style:name="T108" style:family="text">
      <style:text-properties style:font-name="Liberation Serif1" fo:font-weight="bold"/>
    </style:style>
    <style:style style:name="T109" style:family="text">
      <style:text-properties officeooo:rsid="0262bb01"/>
    </style:style>
    <style:style style:name="T110" style:family="text">
      <style:text-properties officeooo:rsid="0265e15b"/>
    </style:style>
    <style:style style:name="T111" style:family="text">
      <style:text-properties officeooo:rsid="025f8748"/>
    </style:style>
    <style:style style:name="T112" style:family="text">
      <style:text-properties style:text-position="-33% 80%" officeooo:rsid="025f8748"/>
    </style:style>
    <style:style style:name="T113" style:family="text">
      <style:text-properties officeooo:rsid="026966a0"/>
    </style:style>
    <style:style style:name="T114" style:family="text">
      <style:text-properties style:font-name="sans-serif" fo:font-size="10.5pt"/>
    </style:style>
    <style:style style:name="T115" style:family="text">
      <style:text-properties style:font-name="sans-serif" fo:font-size="10.5pt" officeooo:rsid="0090fe3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9">s, DD retrasa la fase y LL la adelant</text:span><text:span text:style-name="T80">a</text:span><text:span text:style-name="T79">. </text:span><text:span text:style-name="T81">MIRAR SI ESO PASA CON TAURI. </text:span><text:span text:style-name="T79">LL muy alta desincroniza el reloj por completo. </text:span><text:span text:style-name="T8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6">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8">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8">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8">2</text:span></text:a><text:span text:style-name="T18">,</text:span><text:bookmark text:name="ref-link-section-d10043651e434_1"/><text:a xlink:type="simple" xlink:href="https://www.nature.com/articles/s41598-019-41680-6#ref-CR3" text:style-name="Internet_20_link" text:visited-style-name="Visited_20_Internet_20_Link"><text:span text:style-name="T18">3</text:span></text:a><text:span text:style-name="T18">,</text:span><text:bookmark text:name="ref-link-section-d10043651e437"/><text:a xlink:type="simple" xlink:href="https://www.nature.com/articles/s41598-019-41680-6#ref-CR4" text:style-name="Internet_20_link" text:visited-style-name="Visited_20_Internet_20_Link"><text:span text:style-name="T18">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8">5</text:span></text:a><text:span text:style-name="T18">,</text:span><text:bookmark text:name="ref-link-section-d10043651e444"/><text:a xlink:type="simple" xlink:href="https://www.nature.com/articles/s41598-019-41680-6#ref-CR6" text:style-name="Internet_20_link" text:visited-style-name="Visited_20_Internet_20_Link"><text:span text:style-name="T18">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7">3</text:span><text:span text:style-name="T12">–10</text:span><text:span text:style-name="T17">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56">##########################</text:span>INTRO</text:p>
      <text:p text:style-name="P5"/>
      <text:p text:style-name="P7"/>
      <text:p text:style-name="P29"><text:span text:style-name="T59">Estructuras </text:span><text:span text:style-name="T60">de internet</text:span><text:span text:style-name="T59">: </text:span></text:p>
      <text:p text:style-name="P29"><text:span text:style-name="T43">1.</text:span><text:span text:style-name="T42">La justificación de la selección del tema que se va a desarrollar.</text:span></text:p>
      <text:list xml:id="list588238395" text:style-name="L1">
        <text:list-header>
          <text:p text:style-name="P89"><text:span text:style-name="T59">2</text:span>Algunos antecedentes.</text:p>
        </text:list-header>
      </text:list>
      <text:p text:style-name="P36"><text:soft-page-break/><text:span text:style-name="T59">3.</text:span>El propósito del trabajo de investigación, es decir, hacia dónde el autor dirige sus pasos con la <text:span text:style-name="T20">tesis</text:span>.</text:p>
      <text:p text:style-name="P36"><text:span text:style-name="T59">4.</text:span>La exposición general del tema.</text:p>
      <text:p text:style-name="P28">Ó :</text:p>
      <text:p text:style-name="P27">1.Establecer la importancia del tema.</text:p>
      <text:p text:style-name="P37"><text:span text:style-name="T59">2.</text:span>Discutir investigaciones previas y / o actuales en el campo</text:p>
      <text:p text:style-name="P37"><text:span text:style-name="T59">3.</text:span>Identificar el problema y explicar el enfoque adoptado para resolverlo.</text:p>
      <text:p text:style-name="P37"><text:span text:style-name="T59">4.</text:span>Describir brevemente el presente documento.</text:p>
      <text:p text:style-name="P37"/>
      <text:p text:style-name="P32">Yo creo que: </text:p>
      <text:p text:style-name="P35">Igual hacer un párrafo introductorio <text:span text:style-name="T57">hablando del objetivo principal del trabajo, y dentro de que disciplinas se encuentra. Así hablar</text:span> de las disciplinas que este trabajo une, y como esas displinas beben <text:span text:style-name="T57">de computacion, matematicas </text:span><text:span text:style-name="T61">y</text:span><text:span text:style-name="T57"> biologia molecular. </text:span></text:p>
      <text:p text:style-name="P35"/>
      <text:p text:style-name="P6"><text:span text:style-name="T3">Idea principal descartada :</text:span><text:span text:style-name="T83"> </text:span>1. Cronobiologia:</text:p>
      <text:p text:style-name="P45"><text:span text:style-name="T57">que es, </text:span>presencia de ritmos biologicos, <text:span text:style-name="T58">(desde poblaciones a genes)</text:span> sentido biológico de los mismos, distribuicion de estos ritmos, <text:span text:style-name="T75">ejemplos de experimentos con todos esos ritmos. </text:span><text:span text:style-name="T5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8">estudio del reloj circadiano</text:span> en humanos y otros organismos. Mencionar los grandes <text:span text:style-name="T5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8">Algunos efectos observados en plantas a simple vista, <text:s/></text:span><text:span text:style-name="T23">y hacer review del campo en plantas.</text:span><text:span text:style-name="T58"> mencionar el interés de observar estos efectos sobre las algas y poder aplicar ese conocimiento al cultivo </text:span><text:span text:style-name="T23">in</text:span><text:span text:style-name="T58">icial en industrias al exterior, </text:span><text:span text:style-name="T19">q</text:span><text:span text:style-name="T23">ué hay ya en algas estudiado, mencionar la variabilidad dentro de las microalgas y la dificultad para extrapolar información de una a otra. Proponer ostreococcus tauri como organismo modelo por simpleza, </text:span><text:span text:style-name="T19">poca duplicación génica</text:span><text:span text:style-name="T23"> y similitud mas al resto de las algas que las que actualmente se plantean como modelo?. </text:span><text:span text:style-name="T19">Como se explica en el siguiente apartado.</text:span></text:p>
      <text:p text:style-name="P45"/>
      <text:p text:style-name="P34"><text:span text:style-name="T3">Idea llevada a cabo</text:span><text:span text:style-name="T83">: </text:span><text:span text:style-name="T78">1.Cronobiologia: </text:span><text:span text:style-name="T30">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6"> </text:span><text:span text:style-name="T30">Resaltar como los ciclos que involucran la luz </text:span><text:span text:style-name="T31">(light-dark cycles or photoperiods) </text:span><text:span text:style-name="T30">son determinantes para organismos fotosintéticos, </text:span><text:span text:style-name="T31">aunque estos no están tan estudiados en microalgas como lo están en </text:span><text:soft-page-break/><text:span text:style-name="T31">otros organismos del linaje verde o de otros reinos. Por eso, de acuerdo con el carácter de este trabajo, el foco estará orientado sobre todo al estudio de los ritmos circadianos y el recorrido que lleva esta joven ciencia hasta ahora.</text:span><text:span text:style-name="T77"> </text:span><text:span text:style-name="T32">P</text:span><text:span text:style-name="T33">or qué es importante: Como se relaciona y afecta esto globalmente a los humanos</text:span><text:span text:style-name="T31">,primera observación mimosa, </text:span><text:span text:style-name="T77">buscar otros ejemplos de pioneros (alguna pionera?), </text:span><text:span text:style-name="T31">seguir con otros descubrimientos como el primer gen, el primer procariota, etc</text:span><text:span text:style-name="T77">. </text:span><text:span text:style-name="T33">Generalizaciones Pitberge, mencionar como algunas ya las hemos mencionado al poner ejemplos de ritmos biológicos. </text:span><text:span text:style-name="T34">Hablar técnicamente de lo que se estudia en la cronobiología, como se mezcla con las mates por el estudio de ondas.</text:span><text:span text:style-name="T77"> </text:span><text:span text:style-name="T31">Definir una onda y sus parametros. Para que lo usa la cronobiologia. </text:span><text:span text:style-name="T33">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8">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82">493</text:span></text:p>
      <text:p text:style-name="P42"/>
      <text:p text:style-name="P63"><text:span text:style-name="T47">f</text:span><text:span text:style-name="T46">igura timeline:</text:span></text:p>
      <text:p text:style-name="P62"><text:span text:style-name="T47">(</text:span><text:span text:style-name="T46">timeline con: observacion de mimosa </text:span><text:span text:style-name="T48">(1729)</text:span><text:span text:style-name="T46">, que se supo que era endogenous en plantas</text:span><text:span text:style-name="T48">(1832)</text:span><text:span text:style-name="T46">, en animales</text:span><text:span text:style-name="T48">(1922)</text:span><text:span text:style-name="T46"> y en humanos </text:span><text:span text:style-name="T48">(1979)</text:span><text:span text:style-name="T46">, conferencia</text:span><text:span text:style-name="T48">(1960)</text:span><text:span text:style-name="T46">, generalizaciones ,primer gen drosophila, primer experimento humano aislado, primer gen en arabidopsis, primer procariota, pricer procariota no fotosintetico, otras del paper, primer gen algas, </text:span><text:span text:style-name="T49">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6">).</text:span></text:p>
      <text:p text:style-name="P47"/>
      <text:p text:style-name="P43">ideas papers: </text:p>
      <text:p text:style-name="P32">-<text:span text:style-name="T7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8">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8">i</text:span>ncreasing reproductive fitness (Beaver et al, 2002).</text:p>
      <text:p text:style-name="P32"/>
      <text:p text:style-name="P32">-<text:span text:style-name="T69">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7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4">(Bünning, E. Über die Erblichkeit der Tagesperiodizität bei</text:span></text:p>
      <text:p text:style-name="P41">den Phaseolus Blättern. Jahrbücher für wissenschaftliche</text:p>
      <text:p text:style-name="P40"><text:span text:style-name="T74">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0">The complexity </text:span>of the clock was viewed as an obstacle to its genetic analysis. Eventually, pioneering mutagenesis screens</text:p>
      <text:p text:style-name="P40">revealed the first clock gene (Period) in Drosophila melanogaster (Konopka &amp; <text:span text:style-name="T70">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71">Relacion: As our society moves towards a worldwide ‘24/7’ culture, with </text:span>shift work and jet lag almost the norm, circadian clock research is becoming highly relevant to human health, behaviour and quality of life. Chronotype <text:span text:style-name="T71">(Entrained phase is described by ‘chronotype’, a term that reflects the preferred timing of activity and rest during the day)</text:span> is our only handle on human clock genetics in real life. Understanding the complex genetics (and possibly epigenetics <text:span text:style-name="T7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73">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9">2. </text:span><text:span text:style-name="T22">Ostreococcus tauri: </text:span><text:span text:style-name="T23">Review de ostreococcus tauri. </text:span><text:span text:style-name="T25">Donde fue descrita por primera vez,</text:span><text:span text:style-name="T19"> </text:span><text:span text:style-name="T25">descripcion de su ecosistema</text:span><text:span text:style-name="T19">, como se relaciona con é</text:span><text:span text:style-name="T41">l</text:span><text:span text:style-name="T19"> (movimiento en la columa de agua), </text:span><text:span text:style-name="T25">caracteristicas morfológicas y fisiológicas</text:span><text:span text:style-name="T19">,</text:span><text:span text:style-name="T25"> mencionar su secuenciación, cuando se hizo, y comentar caracteristicas de su genoma</text:span><text:span text:style-name="T19">. </text:span><text:span text:style-name="T25">Situarla dentro del arbol evolutivo y de la historia del linaje verde</text:span><text:span text:style-name="T19">.</text:span><text:span text:style-name="T23">Añadir arbol filogenetico.</text:span><text:span text:style-name="T19"> </text:span><text:span text:style-name="T25">Comparar sus caracteristicas con otros organismos modelo de clorofitas.</text:span><text:span text:style-name="T26"> </text:span><text:span text:style-name="T25">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21">Biologia molecular de sistemas:</text:span> <text:span text:style-name="T25">presentar que disciplina es, de qué otras disciplinas bebe y buscar algun paper antiguo donde se hable de sus commienzos. </text:span><text:span text:style-name="T27">Como se desencadeno a raiz del avance en las tecnicas de secuenciación. Remontarme al primer genoma secuenciado y como resonó la primera secuenciacion del genoma humano.</text:span><text:span text:style-name="T62"> </text:span><text:span text:style-name="T27">Comparar las limitaciones de las tecnicas moleculares tradicionales con las técnicas usadas en BMS. </text:span><text:span text:style-name="T25">Quizas mencionar la leyenda de los cientificos y el elefant</text:span><text:span text:style-name="T27">e</text:span><text:span text:style-name="T25">? Si encuentro articulo mejor. </text:span><text:span text:style-name="T27">Introducir las técnicas ómicas y sobre todo centrarse en las usadas en esta tesis: transcriptomica y proteomica.Quizas mirar datos de como han ido subiendo los papers sobre BMS a raiz de esas secuenciaciones historicas?</text:span><text:span text:style-name="T62"> <text:s/>Hablar de t</text:span><text:span text:style-name="T27">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2"> Hablar de como se van abaratando con el tiempo a medida que se desarrollan. </text:span><text:span text:style-name="T63">H</text:span><text:span text:style-name="T28">ablar de la carga computacional que supone el tratamiento de estos datos, como los laboratorios contribuyen desarrollando algoritmos, programas, paginas web que facilitan cada vez más el tratamiento y la representación de los mismos.</text:span><text:span text:style-name="T63"> </text:span><text:span text:style-name="T28">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3">. </text:span><text:span text:style-name="T19">Destacar con la leyenda o de otra forma la importancia de los estudios dentro de esta disciplina debido a la gran aportación que supone para la ciencia estudiar un proceso de forma holística, </text:span><text:span text:style-name="T62">ver lo que ocurre a nivel sistemico en los distintos niveles biológicos. </text:span><text:span text:style-name="T28">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9">t</text:span><text:span text:style-name="T28">acional</text:span><text:span text:style-name="T63">. </text:span><text:span text:style-name="T28">Así se pretende obtener una visión global de </text:span><text:span text:style-name="T29">los cambios diurnos y estacionales en Ostreococcus tauri,</text:span><text:span text:style-name="T28"> conociendo con exactitud su</text:span><text:span text:style-name="T29">s</text:span><text:span text:style-name="T28"> efecto</text:span><text:span text:style-name="T29">s</text:span><text:span text:style-name="T28"> sobre 3 niveles biológicos distintos: </text:span><text:span text:style-name="T29">todos los </text:span><text:span text:style-name="T28">genes expresados, </text:span><text:span text:style-name="T29">todas las </text:span><text:span text:style-name="T28">proteinas presentes y funciones </text:span><text:span text:style-name="T29">destacadas </text:span><text:span text:style-name="T28">que se están llevando a cabo.</text:span></text:p>
      <text:p text:style-name="P44"><text:soft-page-break/></text:p>
      <text:p text:style-name="P61"><text:span text:style-name="T44">-</text:span><text:span text:style-name="T5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53">-</text:span><text:span text:style-name="T54">Primeras tecnicas de secuenciación 45 years ago</text:span></text:p>
      <text:p text:style-name="P61"><text:span text:style-name="T44">-</text:span><text:span text:style-name="T5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45">-</text:span><text:span text:style-name="T50">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2">4</text:span></text:a><text:span text:style-name="T50">]</text:span><text:span text:style-name="T51"> </text:span><text:span text:style-name="T50">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55">-</text:span><text:span text:style-name="T6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86">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84">12/12 Cells entered in S phase at ZT7 and exited at ZT16. Cells G2/M were present from ZT10 to ZT19. </text:span><text:span text:style-name="T92">En LD se atrasa y SD se adelanta, con respecto a estos datos en ND</text:span></text:p>
      <text:p text:style-name="P53">-Most genes under investigation (32/37) were rhythmically transcribed.</text:p>
      <text:p text:style-name="P53">-<text:span text:style-name="T85">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21">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1">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1">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1">Circadian clock model 2011:</text:span> </text:p>
      <text:p text:style-name="P21">Multiple light inputs to a simple clock circuit allow complex biological rhythms <text:span text:style-name="T90">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4">(30 - 40)</text:span><text:line-break/>AlgaeFUN with MARACAS</text:p>
      <text:p text:style-name="P8">Chlorophyta</text:p>
      <text:p text:style-name="P8">Tabla con las características genómicas y fisiológicas. </text:p>
      <text:p text:style-name="P9">Paper de Haematococcus <text:span text:style-name="T65">y klebsormidium </text:span></text:p>
      <text:p text:style-name="P9"/>
      <text:p text:style-name="P9">Chapter 3. </text:p>
      <text:p text:style-name="P10">Transcriptomics diurnal/seasonal. </text:p>
      <text:p text:style-name="P10"/>
      <text:p text:style-name="P10">Chapter 4. </text:p>
      <text:p text:style-name="P10">Proteomics diurnal/sea<text:span text:style-name="T105">sonal</text:span>. </text:p>
      <text:p text:style-name="P10"/>
      <text:p text:style-name="P10">Chapter 5. </text:p>
      <text:p text:style-name="P10">Physiological. Integration</text:p>
      <text:p text:style-name="P10"/>
      <text:p text:style-name="P79">Conclusiones</text:p>
      <text:p text:style-name="P10"/>
      <text:p text:style-name="P64">Results</text:p>
      <text:p text:style-name="P64"/>
      <text:p text:style-name="P64"/>
      <text:p text:style-name="P65">Chapter1: ideas: </text:p>
      <text:p text:style-name="P74"><text:span text:style-name="T99">Comenzar con una intro a la necesidad de herramientas que permitan procesar datos ómicos y explorar sus resultados en microalgas </text:span><text:span text:style-name="T101">para avanzar en la investigacion de este campo. </text:span><text:span text:style-name="T102">Justifificacion: </text:span><text:span text:style-name="T100">Qué es esta herramienta. </text:span></text:p>
      <text:p text:style-name="P66"/>
      <text:p text:style-name="P66">Implementación: </text:p>
      <text:p text:style-name="P68"><text:span text:style-name="T24">Hablar del <text:s/>abanico de microalgas que cubren los análisis </text:span><text:span text:style-name="T35">(arbol paper)</text:span><text:span text:style-name="T24">. Mencionar que abarca microalgas tanto usadas en la industria biotecnologica como aquellas usadas en estudios de investigacion basica.</text:span> <text:span text:style-name="T35">Resaltar como el genoma y su anotación de cada microalga han sido reunidas en esta plataforma y que antes estaba todo desperdigado lo que hacia mas dificil que la investigacion en microalgas fuese fluida y accesible. </text:span><text:span text:style-name="T36">Modificaciones y unificaciones hechas a los archivos para que todos esten en el mismo formato.</text:span><text:span text:style-name="T93"> </text:span><text:span text:style-name="T36">Desarrollo de los paquetes. </text:span><text:span text:style-name="T35">Describir pipeline tanto de rna-seq como de chipseq (paper). </text:span><text:span text:style-name="T93">Figuras del paper. </text:span></text:p>
      <text:p text:style-name="P76"><text:soft-page-break/><text:span text:style-name="T93">Terminar con parrafo introductorio a los estudios del lab donde se ha usado la webtool: haematococcus y klebs. El uso de la app en el analisis de esos datos de rnaseq ha aportado conclusiones novedosas que han sido publicadas con éxito. Además de</text:span><text:span text:style-name="T103">l analisis de</text:span><text:span text:style-name="T93"> datos de chipseq que </text:span><text:span text:style-name="T103">han sido</text:span><text:span text:style-name="T93"> generados como parte de otro proyecto, que debido a no estar aun publicado, se usarán otros datos de chipseq ya publicados como caso de estudio. </text:span></text:p>
      <text:p text:style-name="P67"/>
      <text:p text:style-name="P69">Caso de estudio 1: RNA-seq analysis de klebsormidium <text:span text:style-name="T94">y haematococcus</text:span>.</text:p>
      <text:p text:style-name="P75">Explicar las bases del estudio de klebsormidium brevemente <text:span text:style-name="T95">como estudio de ciencia básica</text:span> <text:span text:style-name="T95">y el de haematococcus como estudio con aplicación biotecnologa. P</text:span>asar al resultado generado con maracas <text:span text:style-name="T94">Meter aquí el report de maracas. </text:span><text:span text:style-name="T95">Mencionar el efecto represor de las condiciones de haematoccocus y el equilibrado de klebs sobre los volcano. Bien agrupadas las muestras en ambos casos con el pca.</text:span><text:span text:style-name="T94"> </text:span><text:s/>Usar como ejemplo el caso de estudio del paper. <text:span text:style-name="T95">Pasa al uso</text:span><text:span text:style-name="T94"> de la interfaz grafica de tauri. </text:span><text:span text:style-name="T95">((añadir figura con el pantallazo de la interfaz)</text:span></text:p>
      <text:p text:style-name="P75"><text:span text:style-name="T95">Menciona los ejemplos de GO y KEGG de la figura final.</text:span><text:span text:style-name="T94"> Comentar al final brevemente algunas conclusiones relevantes que se pudieron sacar gracias a este analisis.</text:span></text:p>
      <text:p text:style-name="P70"><text:span text:style-name="T95">((Hacer una figura bonita con el </text:span><text:span text:style-name="T87">volcano plot, pca,</text:span><text:span text:style-name="T95"> y </text:span><text:span text:style-name="T96">enrichment analysis GO y KEGG</text:span><text:span text:style-name="T95"> de </text:span><text:span text:style-name="T97">klebsormidium</text:span><text:span text:style-name="T95">. Hacer otra igual para </text:span><text:span text:style-name="T98">haematococcus.</text:span><text:span text:style-name="T95">))</text:span></text:p>
      <text:p text:style-name="P70"/>
      <text:p text:style-name="P69">Caso de estudio <text:span text:style-name="T103">2</text:span>: Chip-seq analysis de already published data chlamy.</text:p>
      <text:p text:style-name="P71"><text:span text:style-name="T24">Describir brevemente la intencion del estudio. Seguir lo del paper casi. </text:span>Añadir figura con report de maracas? Y si no hay directamete una de la interfaz y <text:span text:style-name="T24">otra de los resultados. </text:span><text:span text:style-name="T37">Comentar al final brevemente algunas conclusiones relevantes que se pudieron sacar gracias a este analisis </text:span><text:span text:style-name="T24">y como coinciden con lo publicado.</text:span></text:p>
      <text:p text:style-name="P72"/>
      <text:p text:style-name="P73"><text:span text:style-name="T104">Valuation of the contribution of ALGAEFUN with MARACAS to the field</text:span>: </text:p>
      <text:p text:style-name="P80"><text:span text:style-name="T24">Hablar de las herramientas que ya hay y sus limitaciones (coger del tfm </text:span><text:span text:style-name="T38">o de la ultima parte del ultimo caso de estudio paper</text:span><text:span text:style-name="T24">). que aporta nuevo Algae fun with maracas.</text:span> <text:span text:style-name="T35">Aparte, mencionar que es una herramienta en continuo crecimiento que ha establecido las bases sobre las que construir otras herramietas complementarias en el grupo de investigación.</text:span><text:span text:style-name="T93"> </text:span><text:span text:style-name="T35">Además, el número de microalgas que abarca ira creciendo con el tiempo a medida que se sequencien los genomas de otras microalgas. </text:span><text:s/><text:span text:style-name="T39">Terminar con frases bonitas de c</text:span><text:span text:style-name="T24">omo ha facilitado el trascurso de la thesis y otros trabajos en el laboratorio </text:span><text:span text:style-name="T40">publicados y no publicados aun (mencionarlos) </text:span><text:span text:style-name="T39">y esperamos que contribuya a la aplicación de técnicas omicas en microalgas.</text:span></text:p>
      <text:p text:style-name="P81"><text:soft-page-break/><text:span text:style-name="T106">C</text:span>apitulo 2: transcriptomica. </text:p>
      <text:p text:style-name="P82">supp1 (rna reability), </text:p>
      <text:p text:style-name="P82">fig 1(analisis de ritmicidad),</text:p>
      <text:p text:style-name="P85">Venn y boxplot en una: </text:p>
      <text:p text:style-name="P82"><text:span text:style-name="T108">(A)</text:span> <text:span text:style-name="T107">Venn diagram comparing rhythmic</text:span> <text:span text:style-name="T107">genes under long day (LD, 16h light / 8h dark) conditions (light blue circle) and short day (SD, 8h light / 16h dark) conditions (light red circle). Genes exhibiting rhythmic expression patterns are almost identical under both photoperiodic entrainments. </text:span><text:span text:style-name="T108">(B)</text:span> <text:span text:style-name="T10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82"/>
      <text:p text:style-name="P82"/>
      <text:p text:style-name="P84">fig 2 (efecto de free running conditions),</text:p>
      <text:h text:style-name="P78" text:outline-level="1">Modeling a circadian surface para el adelanto de la fase acorte del periodo en DD</text:h>
      <text:p text:style-name="P84"><text:s/>supp 4 (efecto de desincronizacion)</text:p>
      <text:p text:style-name="P95"><text:span text:style-name="T115">under both photoperiods parece que tiene un fuerte efecto LL desincronizador como se ha visto que ocurre en mamiferos y plantas. </text:span><text:span text:style-name="T109">por eso DD es mayor. </text:span><text:bookmark text:name="screen-reader-main-title"/><text:span text:style-name="T113">desincriza con la reduccion de amplitud FIG 22 (</text:span>Layers of crosstalk between circadian regulation and environmental signalling in plants<text:span text:style-name="T113">)</text:span></text:p>
      <text:p text:style-name="P91"><text:span text:style-name="T109"><text:s/></text:span><text:bookmark text:name="jumplink-kiac204-B28"/><text:a xlink:type="simple" xlink:href="javascript:;" text:style-name="Internet_20_link" text:visited-style-name="Visited_20_Internet_20_Link">Graf et al., 2010</text:a>).</text:p>
      <text:p text:style-name="P84"/>
      <text:p text:style-name="P86">Barplots y l/o plots en otra:</text:p>
      <text:p text:style-name="P86">recordar definicion de proceso circadiano. Por eso ahora analizamos el mantenimiento de la ritmicidad de los niveles de expresion bajo free running conditions. </text:p>
      <text:p text:style-name="P87">One of the main observations is that the maintainance of rhythmic expression profiles is dependent on the photoperiod of entrainment. </text:p>
      <text:p text:style-name="P94"><text:span text:style-name="T109">mecanismos de regulacion de genes son complejos y no solo dependen de una maquinaria (CITA): solo LL dependientes del photoperiodo fig 21 B y DD dependientes del skotoperiodo fig 21 D, y seguramente regulados por otros mecanismos regulatorios como es el caso del ciclo celular que ya esta descrito </text:span><text:span text:style-name="T110">(</text:span><text:bookmark text:name="_NBK6251_1"/><text:span text:style-name="T111">Circadian Organization in the Algal Flagellate </text:span><text:span text:style-name="T14">Euglena </text:span><text:span text:style-name="T15">y chlamy (Cell cycle control by timer and sizer in Chlamydomonas) as well as in tauri (la del ciclo y fase S)</text:span><text:span text:style-name="T111"> </text:span><text:span text:style-name="T109"><text:s/>que tiene doble </text:span><text:soft-page-break/><text:span text:style-name="T109">regulacion por el clock y el crecimiento celular-- </text:span><text:span text:style-name="T111">G</text:span><text:span text:style-name="T112">1</text:span><text:span text:style-name="T111">-phase cells is light-dependent </text:span><text:span text:style-name="T109">depende de la luz lo cual tiene sentido por la fotosintesis (CITA)</text:span></text:p>
      <text:p text:style-name="P94"><text:span text:style-name="T114">The strongest group of genes translated at night</text:span><text:line-break/><text:span text:style-name="T114">was</text:span> <text:span text:style-name="T114">that</text:span> <text:span text:style-name="T114">encoding</text:span> <text:span text:style-name="T114">ribosomal</text:span> <text:span text:style-name="T114">proteins.</text:span> <text:span text:style-name="T114">Since</text:span> <text:span text:style-name="T114">ribosome</text:span><text:line-break/><text:span text:style-name="T114">biosynthesis occupies a large part of the transcriptional</text:span><text:line-break/><text:span text:style-name="T114">and translational machinery of the cell, it seems logical to</text:span><text:line-break/><text:span text:style-name="T114">produce them when there are fewer processes going on</text:span></text:p>
      <text:p text:style-name="P97"><text:span text:style-name="T114"/></text:p>
      <text:p text:style-name="P93">~~~~~~~~~terminar con bona fide</text:p>
      <text:p text:style-name="P96">al comparar los genes que mantienen LD LL DD y SD LL DD – vemos genes que se mantienen bajo SD, LD, DD y LL que son los considerados bona fide circadian. Su perfil de expresion no se vuelve flat or noisy bajo ninguna de las condiciones estudiadasFIG 22 B Analisis funcional de ellos FIG 22 C comentar con biblio que son los mecanismos mas primitivos. </text:p>
      <text:p text:style-name="P92"/>
      <text:p text:style-name="P90"/>
      <text:p text:style-name="P90"/>
      <text:p text:style-name="P86">(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 </text:p>
      <text:p text:style-name="P82"><text:soft-page-break/></text:p>
      <text:p text:style-name="P82"/>
      <text:p text:style-name="P83"><text:s/>supp 2  supp3 (enfiquecimiento funcional de genes lusy oscuridad) , ,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1T20:42:07.657760796</dc:date>
    <meta:editing-duration>P7DT4H27M35S</meta:editing-duration>
    <meta:editing-cycles>41</meta:editing-cycles>
    <meta:generator>LibreOffice/6.4.7.2$Linux_X86_64 LibreOffice_project/40$Build-2</meta:generator>
    <meta:document-statistic meta:table-count="0" meta:image-count="0" meta:object-count="0" meta:page-count="20" meta:paragraph-count="170" meta:word-count="8157" meta:character-count="53345" meta:non-whitespace-character-count="45301"/>
  </office:meta>
</office:document-meta>
</file>